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b14a" officeooo:paragraph-rsid="0008ba52"/>
    </style:style>
    <style:style style:name="P2" style:family="paragraph" style:parent-style-name="Standard">
      <style:text-properties officeooo:rsid="0008ba52" officeooo:paragraph-rsid="0008ba52"/>
    </style:style>
    <style:style style:name="P3" style:family="paragraph" style:parent-style-name="Standard">
      <style:text-properties officeooo:rsid="000962ec" officeooo:paragraph-rsid="000962ec"/>
    </style:style>
    <style:style style:name="P4" style:family="paragraph" style:parent-style-name="Standard">
      <style:text-properties officeooo:rsid="000a74e3" officeooo:paragraph-rsid="000a74e3"/>
    </style:style>
    <style:style style:name="P5" style:family="paragraph" style:parent-style-name="Standard">
      <style:text-properties officeooo:rsid="000bf04e" officeooo:paragraph-rsid="000bf04e"/>
    </style:style>
    <style:style style:name="P6" style:family="paragraph" style:parent-style-name="Standard">
      <style:text-properties officeooo:rsid="000bf04e" officeooo:paragraph-rsid="000ed327"/>
    </style:style>
    <style:style style:name="P7" style:family="paragraph" style:parent-style-name="Standard">
      <style:text-properties officeooo:rsid="000c6405" officeooo:paragraph-rsid="000c6405"/>
    </style:style>
    <style:style style:name="P8" style:family="paragraph" style:parent-style-name="Standard">
      <style:text-properties officeooo:rsid="000d7231" officeooo:paragraph-rsid="000d7231"/>
    </style:style>
    <style:style style:name="P9" style:family="paragraph" style:parent-style-name="Standard">
      <style:text-properties officeooo:rsid="000ed327" officeooo:paragraph-rsid="000ed327"/>
    </style:style>
    <style:style style:name="P10" style:family="paragraph" style:parent-style-name="Standard">
      <style:text-properties officeooo:rsid="000f1556" officeooo:paragraph-rsid="000f1556"/>
    </style:style>
    <style:style style:name="P11" style:family="paragraph" style:parent-style-name="Standard">
      <style:text-properties officeooo:rsid="0010e657" officeooo:paragraph-rsid="0010e657"/>
    </style:style>
    <style:style style:name="P12" style:family="paragraph" style:parent-style-name="Standard">
      <style:text-properties officeooo:rsid="0012d343" officeooo:paragraph-rsid="0012d343"/>
    </style:style>
    <style:style style:name="P13" style:family="paragraph" style:parent-style-name="Standard">
      <style:text-properties officeooo:rsid="0013c131" officeooo:paragraph-rsid="0013c131"/>
    </style:style>
    <style:style style:name="P14" style:family="paragraph" style:parent-style-name="Standard">
      <style:text-properties officeooo:rsid="0015a9ee" officeooo:paragraph-rsid="0015a9ee"/>
    </style:style>
    <style:style style:name="T1" style:family="text">
      <style:text-properties officeooo:rsid="000962ec"/>
    </style:style>
    <style:style style:name="T2" style:family="text">
      <style:text-properties officeooo:rsid="000bf04e"/>
    </style:style>
    <style:style style:name="T3" style:family="text">
      <style:text-properties officeooo:rsid="000ed327"/>
    </style:style>
    <style:style style:name="T4" style:family="text">
      <style:text-properties officeooo:rsid="0010e657"/>
    </style:style>
    <style:style style:name="T5" style:family="text">
      <style:text-properties officeooo:rsid="0012d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yfikacja kont</text:p>
      <text:p text:style-name="P2">Obr<text:span text:style-name="T1">ó</text:span>t got<text:span text:style-name="T1">ó</text:span>wkowy znikomy przez kase <text:s/><text:span text:style-name="T1">zminimalizowany.</text:span> </text:p>
      <text:p text:style-name="P3">Pogotowie kasowe maksymalna ilość pieniędzy która może być w kasetce codziennie.</text:p>
      <text:p text:style-name="P4">Raport kasowy dokument wtórny zbiorczy <text:span text:style-name="T2">1 na miesiąc</text:span>.</text:p>
      <text:p text:style-name="P5">Konto kasa ( konto aktywne) koresponduje z rachunkiem bierzącym rozliczenie kosztów <text:span text:style-name="T4">rozrachunki z tytułu wynagrodzeń</text:span>.</text:p>
      <text:p text:style-name="P6">Obrót bezgotówkowy:</text:p>
      <text:p text:style-name="P6">-<text:span text:style-name="T3">P</text:span>rzelew</text:p>
      <text:p text:style-name="P7">-Akredytywa</text:p>
      <text:p text:style-name="P7">-Rozliczenia planowe</text:p>
      <text:p text:style-name="P7">-Rozliczenie saldami</text:p>
      <text:p text:style-name="P8">-Czek rozrachunkowy</text:p>
      <text:p text:style-name="P8">-<text:span text:style-name="T3">Karta</text:span></text:p>
      <text:p text:style-name="P8">-<text:span text:style-name="T3">weksel(weksel własny weksel obcy)</text:span></text:p>
      <text:p text:style-name="P8"><text:tab/><text:span text:style-name="T3">a) weksel obcy- inna forma pieniężna od odbiorcy z doliczonymi odsetkami które są <text:tab/><text:tab/> <text:tab/>przychodami</text:span><text:tab/></text:p>
      <text:p text:style-name="P9">Obrót gotówkowy:</text:p>
      <text:p text:style-name="P9">-pieniądze </text:p>
      <text:p text:style-name="P9">-czek gotówkowy </text:p>
      <text:p text:style-name="P8"/>
      <text:p text:style-name="P10">Rachunek bieżący może wykazywać saldo kredytowe przejściowo oznacza zaciągnięty kredyt <text:span text:style-name="T4">n</text:span>p. z bankiem.</text:p>
      <text:p text:style-name="P11"/>
      <text:p text:style-name="P11">Rozliczenie zaliczki 130 zl</text:p>
      <text:p text:style-name="P11">Wydatki</text:p>
      <text:p text:style-name="P11"/>
      <text:p text:style-name="P11">Kontrola merytoryczna</text:p>
      <text:p text:style-name="P11"/>
      <text:p text:style-name="P11">401<text:tab/><text:tab/><text:tab/><text:span text:style-name="T5">40</text:span><text:tab/></text:p>
      <text:p text:style-name="P11">225<text:tab/><text:tab/><text:tab/><text:span text:style-name="T5">9,20</text:span><text:tab/></text:p>
      <text:p text:style-name="P11">234<text:tab/><text:span text:style-name="T5">razem<text:tab/><text:tab/>49,20</text:span><text:tab/></text:p>
      <text:p text:style-name="P10"/>
      <text:p text:style-name="P12">Rk 1</text:p>
      <text:p text:style-name="P12">Faktura nr 65<text:tab/><text:tab/>40,00<text:tab/><text:tab/>401</text:p>
      <text:p text:style-name="P12"><text:tab/><text:tab/><text:tab/><text:tab/><text:tab/>501/490</text:p>
      <text:p text:style-name="P12"><text:tab/><text:tab/><text:tab/>9,20<text:tab/><text:tab/>225</text:p>
      <text:p text:style-name="P12"><text:tab/><text:tab/><text:tab/>49,20<text:tab/><text:tab/>234</text:p>
      <text:p text:style-name="P12"/>
      <text:p text:style-name="P12"/>
      <text:p text:style-name="P12"/>
      <text:p text:style-name="P13">Wniosek o o zzaliczke nr 1</text:p>
      <text:p text:style-name="P14">Lp Dowod <text:s/>tresc<text:tab/><text:tab/><text:tab/>wn ma</text:p>
      <text:p text:style-name="P14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1:06:38.273000000</meta:creation-date>
    <dc:date>2017-12-09T15:16:47.457000000</dc:date>
    <meta:editing-duration>PT2H30M4S</meta:editing-duration>
    <meta:editing-cycles>11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31" meta:word-count="126" meta:character-count="906" meta:non-whitespace-character-count="775"/>
  </office:meta>
</office:document-meta>
</file>